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Functions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checked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Need Improve for new</text:p>
          </table:table-cell>
          <table:table-cell office:value-type="string" calcext:value-type="string">
            <text:p>compatibitlity_with_old</text:p>
          </table:table-cell>
          <table:table-cell office:value-type="string" calcext:value-type="string">
            <text:p>compatibitlity_with_new</text:p>
          </table:table-cell>
        </table:table-row>
        <table:table-row table:style-name="ro1">
          <table:table-cell/>
          <table:table-cell table:style-name="ce1" office:value-type="string" calcext:value-type="string">
            <text:p>check_format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misc</text:p>
          </table:table-cell>
          <table:table-cell table:style-name="ce1" office:value-type="string" calcext:value-type="string">
            <text:p>- 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transition_si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abcrpv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signature_ordering</text:p>
          </table:table-cell>
          <table:table-cell table:number-columns-repeated="2"/>
          <table:table-cell office:value-type="string" calcext:value-type="string">
            <text:p>Skipped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aybe</text:p>
          </table:table-cell>
          <table:table-cell table:style-name="ce1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easy_read</text:p>
          </table:table-cell>
          <table:table-cell table:number-columns-repeated="2"/>
          <table:table-cell office:value-type="string" calcext:value-type="string">
            <text:p>Skipped</text:p>
          </table:table-cell>
          <table:table-cell office:value-type="string" calcext:value-type="string">
            <text:p>misc</text:p>
          </table:table-cell>
          <table:table-cell/>
          <table:table-cell table:style-name="ce1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easy_read_wsimplified</text:p>
          </table:table-cell>
          <table:table-cell table:number-columns-repeated="2"/>
          <table:table-cell office:value-type="string" calcext:value-type="string">
            <text:p>Skipped</text:p>
          </table:table-cell>
          <table:table-cell table:number-columns-repeated="3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set_elements_simplified</text:p>
          </table:table-cell>
          <table:table-cell table:number-columns-repeated="4"/>
          <table:table-cell office:value-type="string" calcext:value-type="string">
            <text:p>Mayb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t_all_superse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_J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_j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_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heck_merg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t_subset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tCove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inimal_sets_simplified_signatur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me_flavou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nerate_transition_df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t_transition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isplay_transition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particles_to_si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nerate_LSP_tab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t_one_LSP_signatur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t_cover_greed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inimal_set_greed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t_commo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inimal_sets_simplified_signatures_greed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nerate_2LSP_sig_complet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nerate_2LSP_tab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ne_lsp_from_signatur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wo_lsp_from_signatur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ignatures_from_two_LSP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ignatures_from_one_LSP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t_chain_one_lsp_from_signatur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t_chain_two_lsp_from_signatur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hain_totex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7T16:38:28.018397893</meta:creation-date>
    <dc:date>2023-05-17T16:59:12.795834190</dc:date>
    <meta:editing-duration>PT20M44S</meta:editing-duration>
    <meta:editing-cycles>4</meta:editing-cycles>
    <meta:generator>LibreOffice/6.4.7.2$Linux_X86_64 LibreOffice_project/40$Build-2</meta:generator>
    <meta:document-statistic meta:table-count="1" meta:cell-count="69" meta:object-count="0"/>
  </office:meta>
</office:document-meta>
</file>